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609in" fo:margin-left="0.15in" fo:margin-right="0.166in" table:align="margins" style:writing-mode="lr-tb"/>
    </style:style>
    <style:style style:name="Tabla3.A" style:family="table-column">
      <style:table-column-properties style:column-width="6.609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paragraph-properties style:snap-to-layout-grid="false"/>
      <style:text-properties fo:color="#000000" style:font-name="Times New Roman"/>
    </style:style>
    <style:style style:name="P5" style:family="paragraph" style:parent-style-name="Standard">
      <style:text-properties fo:color="#000000" style:font-name="Times New Roman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Times New Roman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/>
    </style:style>
    <style:style style:name="P8" style:family="paragraph" style:parent-style-name="Standard">
      <style:text-properties fo:color="#000000" style:font-name="Times New Roman" style:text-underline-style="solid" style:text-underline-type="double" style:text-underline-width="auto" style:text-underline-color="font-color" fo:font-weight="bold" style:font-weight-asian="bold"/>
    </style:style>
    <style:style style:name="P9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10" style:family="paragraph" style:parent-style-name="UC_5f_NormalAzul">
      <style:paragraph-properties fo:margin-left="0in" fo:margin-right="0in" fo:text-indent="0in" style:auto-text-indent="false" style:snap-to-layout-grid="false"/>
      <style:text-properties fo:color="#000000" style:font-name="Times New Roman" fo:font-weight="bold" style:font-weight-asian="bold" style:font-weight-complex="bold"/>
    </style:style>
    <style:style style:name="P11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2" style:family="paragraph" style:parent-style-name="UC_5f_NormalAzul">
      <style:paragraph-properties style:snap-to-layout-grid="false"/>
      <style:text-properties fo:color="#0066cc" style:font-name="Times New Roman" officeooo:paragraph-rsid="002325a1"/>
    </style:style>
    <style:style style:name="P13" style:family="paragraph" style:parent-style-name="UC_5f_NormalAzul">
      <style:paragraph-properties style:snap-to-layout-grid="false"/>
      <style:text-properties fo:color="#0066cc" style:font-name="Times New Roman" fo:language="es" fo:country="ES" fo:font-weight="bold" officeooo:rsid="002325a1" officeooo:paragraph-rsid="002325a1" style:font-weight-asian="bold" style:font-weight-complex="bold"/>
    </style:style>
    <style:style style:name="P14" style:family="paragraph" style:parent-style-name="UC_5f_NormalAzul">
      <style:paragraph-properties fo:margin-left="0.4917in" fo:margin-right="0in" fo:text-indent="0in" style:auto-text-indent="false" style:snap-to-layout-grid="false"/>
      <style:text-properties fo:color="#000000" style:font-name="Times New Roman" officeooo:rsid="0024bfe9" officeooo:paragraph-rsid="0024bfe9"/>
    </style:style>
    <style:style style:name="P15" style:family="paragraph" style:parent-style-name="UC_5f_NormalAzul" style:list-style-name="L2">
      <style:paragraph-properties style:snap-to-layout-grid="false"/>
      <style:text-properties fo:color="#000000" style:font-name="Times New Roman" officeooo:paragraph-rsid="0024bfe9"/>
    </style:style>
    <style:style style:name="P16" style:family="paragraph" style:parent-style-name="UC_5f_NormalAzul">
      <style:paragraph-properties style:snap-to-layout-grid="false"/>
      <style:text-properties fo:color="#000000" style:font-name="Times New Roman" fo:font-weight="bold" officeooo:paragraph-rsid="0024bfe9" style:font-weight-asian="bold" style:font-weight-complex="bold"/>
    </style:style>
    <style:style style:name="P17" style:family="paragraph" style:parent-style-name="UC_5f_NormalAzul" style:list-style-name="L2">
      <style:paragraph-properties style:snap-to-layout-grid="false"/>
      <style:text-properties fo:color="#0000ff" style:font-name="Times New Roman" fo:language="es" fo:country="ES" fo:font-weight="bold" style:font-weight-asian="bold" style:font-weight-complex="bold"/>
    </style:style>
    <style:style style:name="P18" style:family="paragraph" style:parent-style-name="UC_5f_NormalAzul" style:list-style-name="L2">
      <style:paragraph-properties style:snap-to-layout-grid="false"/>
      <style:text-properties style:font-name="Times New Roman"/>
    </style:style>
    <style:style style:name="P19" style:family="paragraph" style:parent-style-name="UC_5f_NormalAzul">
      <style:paragraph-properties style:snap-to-layout-grid="false"/>
      <style:text-properties fo:color="#0066cc" style:font-name="Times New Roman" fo:language="es" fo:country="ES" fo:font-weight="bold" officeooo:rsid="001e2465" style:font-weight-asian="bold" style:font-weight-complex="bold"/>
    </style:style>
    <style:style style:name="P20" style:family="paragraph" style:parent-style-name="Standard" style:master-page-name="Standard">
      <style:paragraph-properties style:page-number="auto"/>
      <style:text-properties fo:color="#000000" style:font-name="Times New Roman"/>
    </style:style>
    <style:style style:name="P21" style:family="paragraph" style:parent-style-name="Standard" style:list-style-name="L1">
      <style:paragraph-properties style:snap-to-layout-grid="false"/>
      <style:text-properties fo:color="#000000" style:font-name="Times New Roman"/>
    </style:style>
    <style:style style:name="P22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style:font-name="Times New Roman"/>
    </style:style>
    <style:style style:name="P23" style:family="paragraph" style:parent-style-name="Standard" style:list-style-name="L1">
      <style:paragraph-properties style:snap-to-layout-grid="false"/>
      <style:text-properties fo:color="#000000" style:font-name="Times New Roman" fo:font-weight="bold" style:font-weight-asian="bold" style:font-weight-complex="bold"/>
    </style:style>
    <style:style style:name="P24" style:family="paragraph" style:parent-style-name="Standard" style:list-style-name="L1">
      <style:paragraph-properties style:snap-to-layout-grid="false"/>
      <style:text-properties style:font-name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bfe9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style:font-name="Times New Roman" fo:font-weight="normal" officeooo:rsid="002325a1" style:font-weight-asian="normal" style:font-weight-complex="normal"/>
    </style:style>
    <style:style style:name="T9" style:family="text">
      <style:text-properties fo:color="#000000" style:font-name="Times New Roman" officeooo:rsid="002325a1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bold" officeooo:rsid="001e2465" style:font-weight-asian="bold" style:font-weight-complex="bold"/>
    </style:style>
    <style:style style:name="T12" style:family="text">
      <style:text-properties fo:color="#000000" fo:font-weight="bold" officeooo:rsid="0024bfe9" style:font-weight-asian="bold" style:font-weight-complex="bold"/>
    </style:style>
    <style:style style:name="T13" style:family="text">
      <style:text-properties fo:color="#000000" officeooo:rsid="001e2465"/>
    </style:style>
    <style:style style:name="T14" style:family="text">
      <style:text-properties fo:color="#0000ff"/>
    </style:style>
    <style:style style:name="T15" style:family="text">
      <style:text-properties officeooo:rsid="001e2465"/>
    </style:style>
    <style:style style:name="T16" style:family="text">
      <style:text-properties officeooo:rsid="0024ac08"/>
    </style:style>
    <style:style style:name="T17" style:family="text">
      <style:text-properties fo:color="#0066cc" fo:font-weight="bold" style:font-weight-asian="bold" style:font-weight-complex="bold"/>
    </style:style>
    <style:style style:name="T18" style:family="text">
      <style:text-properties fo:color="#0066cc" fo:font-weight="bold" officeooo:rsid="0024ac08" style:font-weight-asian="bold" style:font-weight-complex="bold"/>
    </style:style>
    <style:style style:name="T19" style:family="text">
      <style:text-properties fo:color="#0066cc" fo:font-weight="bold" officeooo:rsid="0021976c" style:font-weight-asian="bold" style:font-weight-complex="bold"/>
    </style:style>
    <style:style style:name="T20" style:family="text">
      <style:text-properties fo:color="#0066cc" fo:language="en" fo:country="US" fo:font-weight="bold" style:font-weight-asian="bold" style:font-weight-complex="bold"/>
    </style:style>
    <style:style style:name="T21" style:family="text">
      <style:text-properties fo:color="#0066cc" fo:language="en" fo:country="US" fo:font-weight="bold" officeooo:rsid="0021976c" style:font-weight-asian="bold" style:font-weight-complex="bold"/>
    </style:style>
    <style:style style:name="T22" style:family="text">
      <style:text-properties fo:color="#0066cc" fo:language="es" fo:country="ES" fo:font-weight="bold" officeooo:rsid="001e2465" style:font-weight-asian="bold" style:font-weight-complex="bold"/>
    </style:style>
    <style:style style:name="T23" style:family="text">
      <style:text-properties fo:color="#0066cc" fo:language="es" fo:country="ES" fo:font-weight="bold" officeooo:rsid="002325a1" style:font-weight-asian="bold" style:font-weight-complex="bold"/>
    </style:style>
    <style:style style:name="T24" style:family="text">
      <style:text-properties fo:language="es" fo:country="ES" fo:font-weight="bold" officeooo:rsid="001e2465" style:font-weight-asian="bold" style:font-weight-complex="bold"/>
    </style:style>
    <style:style style:name="T25" style:family="text">
      <style:text-properties fo:language="en" fo:country="US" fo:font-weight="bold" style:font-weight-asian="bold" style:font-weight-complex="bold"/>
    </style:style>
    <style:style style:name="T26" style:family="text">
      <style:text-properties fo:language="en" fo:country="US" fo:font-weight="bold" officeooo:rsid="0021976c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4bfe9" style:font-weight-asian="normal" style:font-weight-complex="normal"/>
    </style:style>
    <style:style style:name="T29" style:family="text">
      <style:text-properties fo:font-weight="normal" officeooo:rsid="0026cc60" style:font-weight-asian="normal" style:font-weight-complex="normal"/>
    </style:style>
    <style:style style:name="T30" style:family="text">
      <style:text-properties fo:color="#0084d1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6">Nombre del Caso de Uso: </text:span><text:span text:style-name="UC_5f_NormalAzul_20_Car"><text:span text:style-name="T7">Módulo Administración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17">SG</text:span><text:span text:style-name="T19">C.</text:span><text:span text:style-name="T17">ADM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6">Actor Principal:</text:span><text:span text:style-name="T5"> </text:span><text:span text:style-name="UC_5f_NormalAzul_20_Car"><text:span text:style-name="T9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6">Objetivo:</text:span><text:span text:style-name="T5"> </text:span><text:span text:style-name="UC_5f_NormalAzul_20_Car"><text:span text:style-name="T5">Acceder a las diferentes opciones acerca de las operaciones posibles sobre la Administración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6">Pre-condiciones:</text:span><text:span text:style-name="UC_5f_NormalAzul_20_Car"><text:span text:style-name="T6"> </text:span></text:span><text:span text:style-name="UC_5f_NormalAzul_20_Car"><text:span text:style-name="T7">El </text:span></text:span><text:span text:style-name="UC_5f_NormalAzul_20_Car"><text:span text:style-name="T8">U</text:span></text:span><text:span text:style-name="UC_5f_NormalAzul_20_Car"><text:span text:style-name="T7">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6">Post- Condiciones:</text:span><text:span text:style-name="UC_5f_NormalAzul_20_Car"><text:span text:style-name="T6"> </text:span></text:span><text:span text:style-name="UC_5f_NormalAzul_20_Car"><text:span text:style-name="T7">Se accedieron a las diferentes opciones del Módulo de Administración.</text:span></text:span></text:p>
          </table:table-cell>
          <table:covered-table-cell/>
        </table:table-row>
      </table:table>
      <text:p text:style-name="P5"/>
      <text:p text:style-name="P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1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4"/>
          </table:table-cell>
          <table:table-cell table:style-name="Tabla2.A1" office:value-type="string">
            <text:list xml:id="list6539007119578336291" text:style-name="L1">
              <text:list-item>
                <text:p text:style-name="P21">Se despliega la interfaz “Módulo de Administración” con las opciones: “Administración de <text:span text:style-name="T16">Proyectos</text:span> <text:span text:style-name="T15">y Fases</text:span>”,</text:p>
                <text:p text:style-name="P21">“Administración de Roles <text:span text:style-name="T15">y Permisos</text:span>”,</text:p>
                <text:p text:style-name="P21">“Administración de <text:span text:style-name="T15">Usuarios</text:span>”.</text:p>
                <text:p text:style-name="P21"/>
              </text:list-item>
            </text:list>
          </table:table-cell>
        </table:table-row>
        <table:table-row table:style-name="Tabla2.4">
          <table:table-cell table:style-name="Tabla2.A4" office:value-type="string">
            <text:list xml:id="list103810238900585" text:continue-numbering="true" text:style-name="L1">
              <text:list-item>
                <text:p text:style-name="P22">Selecciona <text:span text:style-name="T15">apretando uno de los botones alternativos.</text:span></text:p>
              </text:list-item>
            </text:list>
          </table:table-cell>
          <table:table-cell table:style-name="Tabla2.B4" office:value-type="string">
            <text:list xml:id="list103809630470617" text:continue-numbering="true" text:style-name="L1">
              <text:list-header>
                <text:p text:style-name="P24"/>
              </text:list-header>
            </text:list>
          </table:table-cell>
        </table:table-row>
        <table:table-row table:style-name="Tabla2.4">
          <table:table-cell table:style-name="Tabla2.A4" office:value-type="string">
            <text:p text:style-name="P9"/>
          </table:table-cell>
          <table:table-cell table:style-name="Tabla2.B4" office:value-type="string">
            <text:list xml:id="list103810660207457" text:continue-numbering="true" text:style-name="L1">
              <text:list-item>
                <text:p text:style-name="P24">Se abre la interfaz</text:p>
                <text:p text:style-name="P24"><text:span text:style-name="T2">A</text:span><text:span text:style-name="T3">2</text:span><text:span text:style-name="T2">-</text:span> <text:span text:style-name="T4">Administración de </text:span><text:span text:style-name="T13">Proyectos</text:span><text:span text:style-name="T4"> </text:span><text:span text:style-name="T13">y Fases</text:span></text:p>
                <text:p text:style-name="P24"><text:span text:style-name="T2">A</text:span><text:span text:style-name="T3">3</text:span><text:span text:style-name="T2">-</text:span> <text:span text:style-name="T4">Administración de Roles </text:span><text:span text:style-name="T13">y Permisos</text:span></text:p>
                <text:p text:style-name="P24"><text:span text:style-name="T10">A</text:span><text:span text:style-name="T12">4</text:span><text:span text:style-name="T10">-</text:span><text:span text:style-name="T4"> Administración de </text:span><text:span text:style-name="T13">Usuarios</text:span></text:p>
                <text:p text:style-name="P23"/>
              </text:list-item>
            </text:list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10"/>
            <text:list xml:id="list8145424433314519129" text:style-name="L2">
              <text:list-header>
                <text:p text:style-name="P15"><text:span text:style-name="T2">A1- </text:span><text:span text:style-name="T28">Cancelar</text:span></text:p>
              </text:list-header>
            </text:list>
            <text:p text:style-name="P14"><text:span text:style-name="T29">en el paso 2, el Usuario oprime el botón “Cancelar” y </text:span><text:span text:style-name="T27">vuelve a Caso de Uso </text:span><text:span text:style-name="T30">SGC</text:span><text:span text:style-name="T2">.</text:span></text:p>
            <text:p text:style-name="P16"/>
            <text:list xml:id="list103810777086451" text:continue-numbering="true" text:style-name="L2">
              <text:list-header>
                <text:p text:style-name="P15"><text:span text:style-name="T3">A2- </text:span>Administración de <text:span text:style-name="T15">Proyectos y Fases</text:span> <text:line-break/>ir a Caso de uso <text:span text:style-name="T23">SGC.ADM.01</text:span></text:p>
                <text:list>
                  <text:list-header>
                    <text:p text:style-name="P17"/>
                  </text:list-header>
                </text:list>
                <text:p text:style-name="P18"><text:span text:style-name="T10">A</text:span><text:span text:style-name="T11">2</text:span><text:span text:style-name="T10">-</text:span><text:span text:style-name="T4"> Administración de Roles </text:span><text:span text:style-name="T13">y Permisos</text:span><text:span text:style-name="T4"> <text:line-break/>ir a Caso de uso </text:span><text:span text:style-name="T20">SG</text:span><text:span text:style-name="T21">C.</text:span><text:span text:style-name="T20">ADM.0</text:span><text:span text:style-name="T22">2</text:span></text:p>
                <text:list text:continue-numbering="true">
                  <text:list-header>
                    <text:p text:style-name="P17"/>
                  </text:list-header>
                </text:list>
                <text:p text:style-name="P18"><text:span text:style-name="T10">A</text:span><text:span text:style-name="T11">3</text:span><text:span text:style-name="T10">-</text:span><text:span text:style-name="T4"> Administración de <text:s/></text:span><text:span text:style-name="T13">Usuarios<text:line-break/></text:span><text:span text:style-name="T4">ir a Caso de uso</text:span><text:span text:style-name="T14"> </text:span><text:span text:style-name="T20">SG</text:span><text:span text:style-name="T21">C.</text:span><text:span text:style-name="T20">ADM.0</text:span><text:span text:style-name="T22">3</text:span></text:p>
              </text:list-header>
            </text:list>
            <text:p text:style-name="P19"/>
          </table:table-cell>
        </table:table-row>
        <table:table-row table:style-name="Tabla3.1">
          <table:table-cell table:style-name="Tabla3.A3" office:value-type="string">
            <text:p text:style-name="P10"/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6"/>
          </table:table-cell>
        </table:table-row>
      </table:table>
      <text:p text:style-name="P3"/>
      <text:p text:style-name="P3"><text:soft-page-break/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  <text:p text:style-name="P13">SGC-ADM-01</text:p>
            <text:p text:style-name="P12"><text:span text:style-name="T25">SG</text:span><text:span text:style-name="T26">C-</text:span><text:span text:style-name="T25">ADM-0</text:span><text:span text:style-name="T24">2</text:span></text:p>
            <text:p text:style-name="P12"><text:span text:style-name="T25">SG</text:span><text:span text:style-name="T26">C-</text:span><text:span text:style-name="T25">ADM-0</text:span><text:span text:style-name="T24">3</text:span>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1">
          <table:table-cell table:style-name="Tabla5.A1" office:value-type="string">
            <text:p text:style-name="P4">Casos de Uso donde se incluye:</text:p>
          </table:table-cell>
        </table:table-row>
        <table:table-row table:style-name="Tabla5.1">
          <table:table-cell table:style-name="Tabla5.A1" office:value-type="string">
            <text:p text:style-name="P4">Casos de Uso al que extiende: <text:s/><text:span text:style-name="T20">SG</text:span><text:span text:style-name="T21">C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<text:span text:style-name="T18">RF-1</text:span>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7</meta:editing-cycles>
    <meta:editing-duration>PT6H13M13S</meta:editing-duration>
    <dc:date>2014-03-14T10:38:08.552825119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3" meta:word-count="198" meta:character-count="1303" meta:non-whitespace-character-count="1134"/>
  </office:meta>
</office:document-meta>
</file>